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FD000000FDECCAD21901BEBEEE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55308d"/>
      <style:text-properties fo:color="#ffff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6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n_k</text:p>
          </table:table-cell>
          <table:table-cell office:value-type="string" calcext:value-type="string">
            <text:p>k * n_k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E6]*[.F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E7]*[.F7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E8]*[.F8]"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E9]*[.F9]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10]*[.F10]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5"/>
          <table:table-cell table:formula="of:=SUM([.F6:.F10])" office:value-type="float" office:value="150" calcext:value-type="float">
            <text:p>150</text:p>
          </table:table-cell>
          <table:table-cell table:formula="of:=SUM([.G6:.G10])" office:value-type="float" office:value="233" calcext:value-type="float">
            <text:p>2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um=</text:p>
          </table:table-cell>
          <table:table-cell table:formula="of:=4*[.F11]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an=</text:p>
          </table:table-cell>
          <table:table-cell table:formula="of:=[.G11]/[.F12]" office:value-type="float" office:value="0.388333333333333" calcext:value-type="float">
            <text:p>0,38833333333333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p_k</text:p>
          </table:table-cell>
          <table:table-cell office:value-type="string" calcext:value-type="string">
            <text:p>n p_k</text:p>
          </table:table-cell>
          <table:table-cell office:value-type="string" calcext:value-type="string">
            <text:p>n_k</text:p>
          </table:table-cell>
          <table:table-cell office:value-type="string" calcext:value-type="string">
            <text:p>(n_k - n p_k)^2 / n p_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]*([.$F$13]^[.C16])*((1-[.$F$13])^(4-[.C16]))" office:value-type="float" office:value="0.139977829637346" calcext:value-type="float">
            <text:p>0,139977829637346</text:p>
          </table:table-cell>
          <table:table-cell table:formula="of:=[.$F$11]*[.E16]" office:value-type="float" office:value="20.9966744456019" calcext:value-type="float">
            <text:p>20,9966744456019</text:p>
          </table:table-cell>
          <table:table-cell office:value-type="float" office:value="26" calcext:value-type="float">
            <text:p>26</text:p>
          </table:table-cell>
          <table:table-cell table:formula="of:=([.G16]-[.F16])^2/[.F16]" office:value-type="float" office:value="1.19224911869495" calcext:value-type="float">
            <text:p>1,1922491186949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7]*([.$F$13]^[.C17])*((1-[.$F$13])^(4-[.C17]))" office:value-type="float" office:value="0.355475033302469" calcext:value-type="float">
            <text:p>0,355475033302469</text:p>
          </table:table-cell>
          <table:table-cell table:formula="of:=[.$F$11]*[.E17]" office:value-type="float" office:value="53.3212549953704" calcext:value-type="float">
            <text:p>53,3212549953704</text:p>
          </table:table-cell>
          <table:table-cell office:value-type="float" office:value="51" calcext:value-type="float">
            <text:p>51</text:p>
          </table:table-cell>
          <table:table-cell table:formula="of:=([.G17]-[.F17])^2/[.F17]" office:value-type="float" office:value="0.101052099280104" calcext:value-type="float">
            <text:p>0,10105209928010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8]*([.$F$13]^[.C18])*((1-[.$F$13])^(4-[.C18]))" office:value-type="float" office:value="0.338524588935185" calcext:value-type="float">
            <text:p>0,338524588935185</text:p>
          </table:table-cell>
          <table:table-cell table:formula="of:=[.$F$11]*[.E18]" office:value-type="float" office:value="50.7786883402778" calcext:value-type="float">
            <text:p>50,7786883402778</text:p>
          </table:table-cell>
          <table:table-cell office:value-type="float" office:value="47" calcext:value-type="float">
            <text:p>47</text:p>
          </table:table-cell>
          <table:table-cell table:formula="of:=([.G18]-[.F18])^2/[.F18]" office:value-type="float" office:value="0.281190515935905" calcext:value-type="float">
            <text:p>0,28119051593590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9]*([.$F$13]^[.C19])*((1-[.$F$13])^(4-[.C19]))" office:value-type="float" office:value="0.143281070339506" calcext:value-type="float">
            <text:p>0,143281070339506</text:p>
          </table:table-cell>
          <table:table-cell table:formula="of:=[.$F$11]*[.E19]" office:value-type="float" office:value="21.4921605509259" calcext:value-type="float">
            <text:p>21,4921605509259</text:p>
          </table:table-cell>
          <table:table-cell office:value-type="float" office:value="16" calcext:value-type="float">
            <text:p>16</text:p>
          </table:table-cell>
          <table:table-cell table:formula="of:=([.G19]-[.F19])^2/[.F19]" office:value-type="float" office:value="1.40348046654841" calcext:value-type="float">
            <text:p>1,4034804665484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0]*([.$F$13]^[.C20])*((1-[.$F$13])^(4-[.C20]))" office:value-type="float" office:value="0.0227414777854938" calcext:value-type="float">
            <text:p>0,0227414777854938</text:p>
          </table:table-cell>
          <table:table-cell table:formula="of:=[.$F$11]*[.E20]" office:value-type="float" office:value="3.41122166782407" calcext:value-type="float">
            <text:p>3,41122166782407</text:p>
          </table:table-cell>
          <table:table-cell office:value-type="float" office:value="10" calcext:value-type="float">
            <text:p>10</text:p>
          </table:table-cell>
          <table:table-cell table:formula="of:=([.G20]-[.F20])^2/[.F20]" office:value-type="float" office:value="12.7262324580162" calcext:value-type="float">
            <text:p>12,72623245801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rho=</text:p>
          </table:table-cell>
          <table:table-cell table:formula="of:=SUM([.H16:.H20])" office:value-type="float" office:value="15.7042046584756" calcext:value-type="float">
            <text:p>15,7042046584756</text:p>
          </table:table-cell>
        </table:table-row>
      </table:table>
      <table:table table:name="task7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_k</text:p>
          </table:table-cell>
          <table:table-cell office:value-type="string" calcext:value-type="string">
            <text:p>sum_k</text:p>
          </table:table-cell>
          <table:table-cell/>
          <table:table-cell office:value-type="string" calcext:value-type="string">
            <text:p>p_k</text:p>
          </table:table-cell>
          <table:table-cell office:value-type="string" calcext:value-type="string">
            <text:p>n p_k</text:p>
          </table:table-cell>
          <table:table-cell/>
          <table:table-cell office:value-type="string" calcext:value-type="string">
            <text:p>rho_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]*[.B6]" office:value-type="float" office:value="0" calcext:value-type="float">
            <text:p>0</text:p>
          </table:table-cell>
          <table:table-cell/>
          <table:table-cell table:formula="of:=EXP(-[.$D$19]) * ([.$D$19]^[.B6]) / FACT([.B6])" office:value-type="float" office:value="0.0207197761200387" calcext:value-type="float">
            <text:p>0,0207197761200387</text:p>
          </table:table-cell>
          <table:table-cell table:formula="of:=[.$C$17]*[.F6]" office:value-type="float" office:value="6.21593283601161" calcext:value-type="float">
            <text:p>6,21593283601161</text:p>
          </table:table-cell>
          <table:table-cell/>
          <table:table-cell table:formula="of:=([.G6]-[.C6])^2/[.G6]" office:value-type="float" office:value="0.0075012055146231" calcext:value-type="float">
            <text:p>0,00750120551462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7]*[.B7]" office:value-type="float" office:value="24" calcext:value-type="float">
            <text:p>24</text:p>
          </table:table-cell>
          <table:table-cell/>
          <table:table-cell table:formula="of:=EXP(-[.$D$19]) * ([.$D$19]^[.B7]) / FACT([.B7])" office:value-type="float" office:value="0.08032366542535" calcext:value-type="float">
            <text:p>0,08032366542535</text:p>
          </table:table-cell>
          <table:table-cell table:formula="of:=[.$C$17]*[.F7]" office:value-type="float" office:value="24.097099627605" calcext:value-type="float">
            <text:p>24,097099627605</text:p>
          </table:table-cell>
          <table:table-cell/>
          <table:table-cell table:formula="of:=([.G7]-[.C7])^2/[.G7]" office:value-type="float" office:value="0.000391264418819561" calcext:value-type="float">
            <text:p>0,0003912644188195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C8]*[.B8]" office:value-type="float" office:value="84" calcext:value-type="float">
            <text:p>84</text:p>
          </table:table-cell>
          <table:table-cell/>
          <table:table-cell table:formula="of:=EXP(-[.$D$19]) * ([.$D$19]^[.B8]) / FACT([.B8])" office:value-type="float" office:value="0.15569403814947" calcext:value-type="float">
            <text:p>0,15569403814947</text:p>
          </table:table-cell>
          <table:table-cell table:formula="of:=[.$C$17]*[.F8]" office:value-type="float" office:value="46.708211444841" calcext:value-type="float">
            <text:p>46,708211444841</text:p>
          </table:table-cell>
          <table:table-cell/>
          <table:table-cell table:formula="of:=([.G8]-[.C8])^2/[.G8]" office:value-type="float" office:value="0.474590105757101" calcext:value-type="float">
            <text:p>0,4745901057571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[.C9]*[.B9]" office:value-type="float" office:value="177" calcext:value-type="float">
            <text:p>177</text:p>
          </table:table-cell>
          <table:table-cell/>
          <table:table-cell table:formula="of:=EXP(-[.$D$19]) * ([.$D$19]^[.B9]) / FACT([.B9])" office:value-type="float" office:value="0.20119129596426" calcext:value-type="float">
            <text:p>0,20119129596426</text:p>
          </table:table-cell>
          <table:table-cell table:formula="of:=[.$C$17]*[.F9]" office:value-type="float" office:value="60.3573887892779" calcext:value-type="float">
            <text:p>60,3573887892779</text:p>
          </table:table-cell>
          <table:table-cell/>
          <table:table-cell table:formula="of:=([.G9]-[.C9])^2/[.G9]" office:value-type="float" office:value="0.0305265744959581" calcext:value-type="float">
            <text:p>0,03052657449595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C10]*[.B10]" office:value-type="float" office:value="248" calcext:value-type="float">
            <text:p>248</text:p>
          </table:table-cell>
          <table:table-cell/>
          <table:table-cell table:formula="of:=EXP(-[.$D$19]) * ([.$D$19]^[.B10]) / FACT([.B10])" office:value-type="float" office:value="0.194987897672028" calcext:value-type="float">
            <text:p>0,194987897672028</text:p>
          </table:table-cell>
          <table:table-cell table:formula="of:=[.$C$17]*[.F10]" office:value-type="float" office:value="58.4963693016085" calcext:value-type="float">
            <text:p>58,4963693016085</text:p>
          </table:table-cell>
          <table:table-cell/>
          <table:table-cell table:formula="of:=([.G10]-[.C10])^2/[.G10]" office:value-type="float" office:value="0.209849401206745" calcext:value-type="float">
            <text:p>0,2098494012067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C11]*[.B11]" office:value-type="float" office:value="220" calcext:value-type="float">
            <text:p>220</text:p>
          </table:table-cell>
          <table:table-cell/>
          <table:table-cell table:formula="of:=EXP(-[.$D$19]) * ([.$D$19]^[.B11]) / FACT([.B11])" office:value-type="float" office:value="0.151180616661713" calcext:value-type="float">
            <text:p>0,151180616661713</text:p>
          </table:table-cell>
          <table:table-cell table:formula="of:=[.$C$17]*[.F11]" office:value-type="float" office:value="45.3541849985138" calcext:value-type="float">
            <text:p>45,3541849985138</text:p>
          </table:table-cell>
          <table:table-cell/>
          <table:table-cell table:formula="of:=([.G11]-[.C11])^2/[.G11]" office:value-type="float" office:value="0.0404332480069906" calcext:value-type="float">
            <text:p>0,04043324800699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[.C12]*[.B12]" office:value-type="float" office:value="246" calcext:value-type="float">
            <text:p>246</text:p>
          </table:table-cell>
          <table:table-cell/>
          <table:table-cell table:formula="of:=EXP(-[.$D$19]) * ([.$D$19]^[.B12]) / FACT([.B12])" office:value-type="float" office:value="0.0976794762097621" calcext:value-type="float">
            <text:p>0,0976794762097621</text:p>
          </table:table-cell>
          <table:table-cell table:formula="of:=[.$C$17]*[.F12]" office:value-type="float" office:value="29.3038428629286" calcext:value-type="float">
            <text:p>29,3038428629286</text:p>
          </table:table-cell>
          <table:table-cell/>
          <table:table-cell table:formula="of:=([.G12]-[.C12])^2/[.G12]" office:value-type="float" office:value="4.66833283317004" calcext:value-type="float">
            <text:p>4,668332833170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C13]*[.B13]" office:value-type="float" office:value="98" calcext:value-type="float">
            <text:p>98</text:p>
          </table:table-cell>
          <table:table-cell/>
          <table:table-cell table:formula="of:=EXP(-[.$D$19]) * ([.$D$19]^[.B13]) / FACT([.B13])" office:value-type="float" office:value="0.0540958242056921" calcext:value-type="float">
            <text:p>0,0540958242056921</text:p>
          </table:table-cell>
          <table:table-cell table:formula="of:=[.$C$17]*[.F13]" office:value-type="float" office:value="16.2287472617076" calcext:value-type="float">
            <text:p>16,2287472617076</text:p>
          </table:table-cell>
          <table:table-cell/>
          <table:table-cell table:formula="of:=([.G13]-[.C13])^2/[.G13]" office:value-type="float" office:value="0.306081195083357" calcext:value-type="float">
            <text:p>0,3060811950833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14]*[.B14]" office:value-type="float" office:value="48" calcext:value-type="float">
            <text:p>48</text:p>
          </table:table-cell>
          <table:table-cell/>
          <table:table-cell table:formula="of:=EXP(-[.$D$19]) * ([.$D$19]^[.B14]) / FACT([.B14])" office:value-type="float" office:value="0.0262139348130083" calcext:value-type="float">
            <text:p>0,0262139348130083</text:p>
          </table:table-cell>
          <table:table-cell table:formula="of:=[.$C$17]*[.F14]" office:value-type="float" office:value="7.86418044390248" calcext:value-type="float">
            <text:p>7,86418044390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15]*[.B15]" office:value-type="float" office:value="18" calcext:value-type="float">
            <text:p>18</text:p>
          </table:table-cell>
          <table:table-cell/>
          <table:table-cell table:formula="of:=EXP(-[.$D$19]) * ([.$D$19]^[.B15]) / FACT([.B15])" office:value-type="float" office:value="0.0112914096990847" calcext:value-type="float">
            <text:p>0,0112914096990847</text:p>
          </table:table-cell>
          <table:table-cell table:formula="of:=[.$C$17]*[.F15]" office:value-type="float" office:value="3.3874229097254" calcext:value-type="float">
            <text:p>3,387422909725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8+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table:formula="of:=1-SUM([.F6:.F13])" office:value-type="float" office:value="0.044127409591686" calcext:value-type="float">
            <text:p>0,044127409591686</text:p>
          </table:table-cell>
          <table:table-cell table:style-name="ce2" table:formula="of:=[.C17]*[.F16]" office:value-type="float" office:value="13.2382228775058" calcext:value-type="float">
            <text:p>13,2382228775058</text:p>
          </table:table-cell>
          <table:table-cell/>
          <table:table-cell table:formula="of:=([.G16]-[.D16])^2/[.G16]" office:value-type="float" office:value="13.2382228775058" calcext:value-type="float">
            <text:p>13,2382228775058</text:p>
          </table:table-cell>
        </table:table-row>
        <table:table-row table:style-name="ro1">
          <table:table-cell table:number-columns-repeated="2"/>
          <table:table-cell table:formula="of:=SUM([.C6:.C15])" office:value-type="float" office:value="300" calcext:value-type="float">
            <text:p>300</text:p>
          </table:table-cell>
          <table:table-cell table:formula="of:=SUM([.D6:.D15])" office:value-type="float" office:value="1163" calcext:value-type="float">
            <text:p>116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ambda =</text:p>
          </table:table-cell>
          <table:table-cell table:formula="of:=[.D17]/[.C17]" office:value-type="float" office:value="3.87666666666667" calcext:value-type="float">
            <text:p>3,87666666666667</text:p>
          </table:table-cell>
          <table:table-cell table:number-columns-repeated="3"/>
          <table:table-cell office:value-type="string" calcext:value-type="string">
            <text:p>rho=</text:p>
          </table:table-cell>
          <table:table-cell table:formula="of:=SUM([.I6:.I17])" office:value-type="float" office:value="18.9759287051595" calcext:value-type="float">
            <text:p>18,9759287051595</text:p>
          </table:table-cell>
        </table:table-row>
      </table:table>
      <table:table table:name="task8" table:style-name="ta1">
        <table:shapes>
          <draw:frame draw:z-index="0" draw:style-name="gr1" draw:text-style-name="P1" svg:width="5.383cm" svg:height="8.999cm" svg:x="27.118cm" svg:y="3.712cm">
            <draw:object draw:notify-on-update-of-ranges="task8.I9:task8.I38 task8.H9:task8.H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G9:.G40])" office:value-type="float" office:value="2.48133333333333" calcext:value-type="float">
            <text:p>2,481333333333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riance</text:p>
          </table:table-cell>
          <table:table-cell table:formula="of:=VAR([.G9:.G40])" office:value-type="float" office:value="2.61029471264368" calcext:value-type="float">
            <text:p>2,61029471264368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Shiffted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4" calcext:value-type="float">
            <text:p>0,14</text:p>
          </table:table-cell>
          <table:table-cell table:formula="of:=[.G9]-[.$D$7]" office:value-type="float" office:value="-2.34133333333333" calcext:value-type="float">
            <text:p>-2,34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.32" calcext:value-type="float">
            <text:p>0,32</text:p>
          </table:table-cell>
          <table:table-cell table:formula="of:=[.G10]-[.$D$7]" office:value-type="float" office:value="-2.16133333333333" calcext:value-type="float">
            <text:p>-2,16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.55" calcext:value-type="float">
            <text:p>0,55</text:p>
          </table:table-cell>
          <table:table-cell table:formula="of:=[.G11]-[.$D$7]" office:value-type="float" office:value="-1.93133333333333" calcext:value-type="float">
            <text:p>-1,93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.69" calcext:value-type="float">
            <text:p>0,69</text:p>
          </table:table-cell>
          <table:table-cell table:formula="of:=[.G12]-[.$D$7]" office:value-type="float" office:value="-1.79133333333333" calcext:value-type="float">
            <text:p>-1,79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ght edge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rho_i</text:p>
          </table:table-cell>
          <table:table-cell office:value-type="float" office:value="0.76" calcext:value-type="float">
            <text:p>0,76</text:p>
          </table:table-cell>
          <table:table-cell table:formula="of:=[.G13]-[.$D$7]" office:value-type="float" office:value="-1.72133333333333" calcext:value-type="float">
            <text:p>-1,72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84" calcext:value-type="float">
            <text:p>-0,84</text:p>
          </table:table-cell>
          <table:table-cell table:formula="of:=COUNTIF([.$H$9:.$H$40];&quot;&lt;=&quot;&amp;[.C14])" office:value-type="float" office:value="13" calcext:value-type="float">
            <text:p>13</text:p>
          </table:table-cell>
          <table:table-cell table:formula="of:=[.D14]" office:value-type="float" office:value="13" calcext:value-type="float">
            <text:p>13</text:p>
          </table:table-cell>
          <table:table-cell table:formula="of:=([.D14]-6)^2" office:value-type="float" office:value="49" calcext:value-type="float">
            <text:p>49</text:p>
          </table:table-cell>
          <table:table-cell office:value-type="float" office:value="0.97" calcext:value-type="float">
            <text:p>0,97</text:p>
          </table:table-cell>
          <table:table-cell table:formula="of:=[.G14]-[.$D$7]" office:value-type="float" office:value="-1.51133333333333" calcext:value-type="float">
            <text:p>-1,51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table:formula="of:=COUNTIF([.$H$9:.$H$40];&quot;&lt;=&quot;&amp;[.C15])-[.E14]" office:value-type="float" office:value="3" calcext:value-type="float">
            <text:p>3</text:p>
          </table:table-cell>
          <table:table-cell table:formula="of:=[.D15]+[.E14]" office:value-type="float" office:value="16" calcext:value-type="float">
            <text:p>16</text:p>
          </table:table-cell>
          <table:table-cell table:formula="of:=([.D15]-6)^2"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table:formula="of:=[.G15]-[.$D$7]" office:value-type="float" office:value="-1.38133333333333" calcext:value-type="float">
            <text:p>-1,38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table:formula="of:=COUNTIF([.$H$9:.$H$40];&quot;&lt;=&quot;&amp;[.C16])-[.E15]" office:value-type="float" office:value="2" calcext:value-type="float">
            <text:p>2</text:p>
          </table:table-cell>
          <table:table-cell table:formula="of:=[.D16]+[.E15]" office:value-type="float" office:value="18" calcext:value-type="float">
            <text:p>18</text:p>
          </table:table-cell>
          <table:table-cell table:formula="of:=([.D16]-6)^2" office:value-type="float" office:value="16" calcext:value-type="float">
            <text:p>16</text:p>
          </table:table-cell>
          <table:table-cell office:value-type="float" office:value="1.17" calcext:value-type="float">
            <text:p>1,17</text:p>
          </table:table-cell>
          <table:table-cell table:formula="of:=[.G16]-[.$D$7]" office:value-type="float" office:value="-1.31133333333333" calcext:value-type="float">
            <text:p>-1,31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,84</text:p>
          </table:table-cell>
          <table:table-cell table:formula="of:=COUNTIF([.$H$9:.$H$40];&quot;&lt;=&quot;&amp;[.C17])-[.E16]" office:value-type="float" office:value="3" calcext:value-type="float">
            <text:p>3</text:p>
          </table:table-cell>
          <table:table-cell table:formula="of:=[.D17]+[.E16]" office:value-type="float" office:value="21" calcext:value-type="float">
            <text:p>21</text:p>
          </table:table-cell>
          <table:table-cell table:formula="of:=([.D17]-6)^2" office:value-type="float" office:value="9" calcext:value-type="float">
            <text:p>9</text:p>
          </table:table-cell>
          <table:table-cell office:value-type="float" office:value="1.17" calcext:value-type="float">
            <text:p>1,17</text:p>
          </table:table-cell>
          <table:table-cell table:formula="of:=[.G17]-[.$D$7]" office:value-type="float" office:value="-1.31133333333333" calcext:value-type="float">
            <text:p>-1,31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formula="of:=COUNTIF([.$H$9:.$H$40];&quot;&lt;=&quot;&amp;[.C18])-[.E17]" office:value-type="float" office:value="9" calcext:value-type="float">
            <text:p>9</text:p>
          </table:table-cell>
          <table:table-cell table:formula="of:=[.D18]+[.E17]" office:value-type="float" office:value="30" calcext:value-type="float">
            <text:p>30</text:p>
          </table:table-cell>
          <table:table-cell table:formula="of:=([.D18]-6)^2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table:formula="of:=[.G18]-[.$D$7]" office:value-type="float" office:value="-1.28133333333333" calcext:value-type="float">
            <text:p>-1,28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.45" calcext:value-type="float">
            <text:p>1,45</text:p>
          </table:table-cell>
          <table:table-cell table:formula="of:=[.G19]-[.$D$7]" office:value-type="float" office:value="-1.03133333333333" calcext:value-type="float">
            <text:p>-1,031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ho=</text:p>
          </table:table-cell>
          <table:table-cell table:formula="of:=SUM([.F14:.F18])/6" office:value-type="float" office:value="15.3333333333333" calcext:value-type="float">
            <text:p>15,3333333333333</text:p>
          </table:table-cell>
          <table:table-cell office:value-type="float" office:value="1.57" calcext:value-type="float">
            <text:p>1,57</text:p>
          </table:table-cell>
          <table:table-cell table:formula="of:=[.G20]-[.$D$7]" office:value-type="float" office:value="-0.911333333333333" calcext:value-type="float">
            <text:p>-0,911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.59" calcext:value-type="float">
            <text:p>1,59</text:p>
          </table:table-cell>
          <table:table-cell table:formula="of:=[.G21]-[.$D$7]" office:value-type="float" office:value="-0.891333333333333" calcext:value-type="float">
            <text:p>-0,891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.66" calcext:value-type="float">
            <text:p>1,66</text:p>
          </table:table-cell>
          <table:table-cell table:formula="of:=[.G22]-[.$D$7]" office:value-type="float" office:value="-0.821333333333333" calcext:value-type="float">
            <text:p>-0,821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.05" calcext:value-type="float">
            <text:p>2,05</text:p>
          </table:table-cell>
          <table:table-cell table:formula="of:=[.G23]-[.$D$7]" office:value-type="float" office:value="-0.431333333333333" calcext:value-type="float">
            <text:p>-0,431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.21" calcext:value-type="float">
            <text:p>2,21</text:p>
          </table:table-cell>
          <table:table-cell table:formula="of:=[.G24]-[.$D$7]" office:value-type="float" office:value="-0.271333333333333" calcext:value-type="float">
            <text:p>-0,271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.62" calcext:value-type="float">
            <text:p>2,62</text:p>
          </table:table-cell>
          <table:table-cell table:formula="of:=[.G25]-[.$D$7]" office:value-type="float" office:value="0.138666666666667" calcext:value-type="float">
            <text:p>0,138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.95996398454005" calcext:value-type="float">
            <text:p>1,95996398454005</text:p>
          </table:table-cell>
          <table:table-cell table:number-columns-repeated="2"/>
          <table:table-cell office:value-type="float" office:value="2.69" calcext:value-type="float">
            <text:p>2,69</text:p>
          </table:table-cell>
          <table:table-cell table:formula="of:=[.G26]-[.$D$7]" office:value-type="float" office:value="0.208666666666667" calcext:value-type="float">
            <text:p>0,208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formula="of:=[.D26]*SQRT([.D8]/30)" office:value-type="float" office:value="0.578138958166526" calcext:value-type="float">
            <text:p>0,578138958166526</text:p>
          </table:table-cell>
          <table:table-cell table:number-columns-repeated="2"/>
          <table:table-cell office:value-type="float" office:value="3.03" calcext:value-type="float">
            <text:p>3,03</text:p>
          </table:table-cell>
          <table:table-cell table:formula="of:=[.G27]-[.$D$7]" office:value-type="float" office:value="0.548666666666667" calcext:value-type="float">
            <text:p>0,548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1</text:p>
          </table:table-cell>
          <table:table-cell table:style-name="ce3" table:formula="of:=[.D7]-[.D27]" office:value-type="float" office:value="1.90319437516681" calcext:value-type="float">
            <text:p>1,90319437516681</text:p>
          </table:table-cell>
          <table:table-cell table:number-columns-repeated="2"/>
          <table:table-cell office:value-type="float" office:value="3.17" calcext:value-type="float">
            <text:p>3,17</text:p>
          </table:table-cell>
          <table:table-cell table:formula="of:=[.G28]-[.$D$7]" office:value-type="float" office:value="0.688666666666667" calcext:value-type="float">
            <text:p>0,688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2</text:p>
          </table:table-cell>
          <table:table-cell table:style-name="ce3" table:formula="of:=[.D7]+[.D27]" office:value-type="float" office:value="3.05947229149986" calcext:value-type="float">
            <text:p>3,05947229149986</text:p>
          </table:table-cell>
          <table:table-cell table:number-columns-repeated="2"/>
          <table:table-cell office:value-type="float" office:value="3.31" calcext:value-type="float">
            <text:p>3,31</text:p>
          </table:table-cell>
          <table:table-cell table:formula="of:=[.G29]-[.$D$7]" office:value-type="float" office:value="0.828666666666667" calcext:value-type="float">
            <text:p>0,828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.5" calcext:value-type="float">
            <text:p>3,5</text:p>
          </table:table-cell>
          <table:table-cell table:formula="of:=[.G30]-[.$D$7]" office:value-type="float" office:value="1.01866666666667" calcext:value-type="float">
            <text:p>1,018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.98" calcext:value-type="float">
            <text:p>3,98</text:p>
          </table:table-cell>
          <table:table-cell table:formula="of:=[.G31]-[.$D$7]" office:value-type="float" office:value="1.49866666666667" calcext:value-type="float">
            <text:p>1,498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.47" calcext:value-type="float">
            <text:p>4,47</text:p>
          </table:table-cell>
          <table:table-cell table:formula="of:=[.G32]-[.$D$7]" office:value-type="float" office:value="1.98866666666667" calcext:value-type="float">
            <text:p>1,988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.47" calcext:value-type="float">
            <text:p>4,47</text:p>
          </table:table-cell>
          <table:table-cell table:formula="of:=[.G33]-[.$D$7]" office:value-type="float" office:value="1.98866666666667" calcext:value-type="float">
            <text:p>1,988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.6" calcext:value-type="float">
            <text:p>4,6</text:p>
          </table:table-cell>
          <table:table-cell table:formula="of:=[.G34]-[.$D$7]" office:value-type="float" office:value="2.11866666666667" calcext:value-type="float">
            <text:p>2,118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.67" calcext:value-type="float">
            <text:p>4,67</text:p>
          </table:table-cell>
          <table:table-cell table:formula="of:=[.G35]-[.$D$7]" office:value-type="float" office:value="2.18866666666667" calcext:value-type="float">
            <text:p>2,188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5.02" calcext:value-type="float">
            <text:p>5,02</text:p>
          </table:table-cell>
          <table:table-cell table:formula="of:=[.G36]-[.$D$7]" office:value-type="float" office:value="2.53866666666667" calcext:value-type="float">
            <text:p>2,538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5.09" calcext:value-type="float">
            <text:p>5,09</text:p>
          </table:table-cell>
          <table:table-cell table:formula="of:=[.G37]-[.$D$7]" office:value-type="float" office:value="2.60866666666667" calcext:value-type="float">
            <text:p>2,608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5.22" calcext:value-type="float">
            <text:p>5,22</text:p>
          </table:table-cell>
          <table:table-cell table:formula="of:=[.G38]-[.$D$7]" office:value-type="float" office:value="2.73866666666667" calcext:value-type="float">
            <text:p>2,7386666666666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sk9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n_i.</text:p>
          </table:table-cell>
          <table:table-cell/>
          <table:table-cell table:style-name="ce4" office:value-type="string" calcext:value-type="string">
            <text:p>N=</text:p>
          </table:table-cell>
          <table:table-cell table:style-name="ce4" table:formula="of:=SUM([.B4:.D6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8" office:value-type="float" office:value="42" calcext:value-type="float">
            <text:p>42</text:p>
          </table:table-cell>
          <table:table-cell table:style-name="ce10" office:value-type="float" office:value="15" calcext:value-type="float">
            <text:p>15</text:p>
          </table:table-cell>
          <table:table-cell table:formula="of:=SUM([.B4:.D4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ce11" office:value-type="float" office:value="31" calcext:value-type="float">
            <text:p>31</text:p>
          </table:table-cell>
          <table:table-cell table:formula="of:=SUM([.B5:.D5]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47" calcext:value-type="float">
            <text:p>47</text:p>
          </table:table-cell>
          <table:table-cell table:style-name="ce12" office:value-type="float" office:value="29" calcext:value-type="float">
            <text:p>29</text:p>
          </table:table-cell>
          <table:table-cell table:formula="of:=SUM([.B6:.D6]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_.j</text:p>
          </table:table-cell>
          <table:table-cell table:formula="of:=SUM([.B4:.B6])" office:value-type="float" office:value="135" calcext:value-type="float">
            <text:p>135</text:p>
          </table:table-cell>
          <table:table-cell table:formula="of:=SUM([.C4:.C6])" office:value-type="float" office:value="150" calcext:value-type="float">
            <text:p>150</text:p>
          </table:table-cell>
          <table:table-cell table:formula="of:=SUM([.D4:.D6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q_j</text:p>
          </table:table-cell>
          <table:table-cell table:formula="of:=[.B7]/[.$H$3]" office:value-type="float" office:value="0.375" calcext:value-type="float">
            <text:p>0,375</text:p>
          </table:table-cell>
          <table:table-cell table:formula="of:=[.C7]/[.$H$3]" office:value-type="float" office:value="0.416666666666667" calcext:value-type="float">
            <text:p>0,416666666666667</text:p>
          </table:table-cell>
          <table:table-cell table:formula="of:=[.D7]/[.$H$3]" office:value-type="float" office:value="0.208333333333333" calcext:value-type="float">
            <text:p>0,208333333333333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p_i</text:p>
          </table:table-cell>
          <table:table-cell table:style-name="ce4" office:value-type="string" calcext:value-type="string">
            <text:p>p_i * q_j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E4]/[.$H$3]" office:value-type="float" office:value="0.333333333333333" calcext:value-type="float">
            <text:p>0,333333333333333</text:p>
          </table:table-cell>
          <table:table-cell table:formula="of:=[.$C14]*[.D$12]" office:value-type="float" office:value="0.125" calcext:value-type="float">
            <text:p>0,125</text:p>
          </table:table-cell>
          <table:table-cell table:formula="of:=[.$C14]*[.E$12]" office:value-type="float" office:value="0.138888888888889" calcext:value-type="float">
            <text:p>0,138888888888889</text:p>
          </table:table-cell>
          <table:table-cell table:formula="of:=[.$C14]*[.F$12]" office:value-type="float" office:value="0.0694444444444444" calcext:value-type="float">
            <text:p>0,0694444444444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5]/[.$H$3]" office:value-type="float" office:value="0.416666666666667" calcext:value-type="float">
            <text:p>0,416666666666667</text:p>
          </table:table-cell>
          <table:table-cell table:formula="of:=[.$C15]*[.D$12]" office:value-type="float" office:value="0.15625" calcext:value-type="float">
            <text:p>0,15625</text:p>
          </table:table-cell>
          <table:table-cell table:formula="of:=[.$C15]*[.E$12]" office:value-type="float" office:value="0.173611111111111" calcext:value-type="float">
            <text:p>0,173611111111111</text:p>
          </table:table-cell>
          <table:table-cell table:formula="of:=[.$C15]*[.F$12]" office:value-type="float" office:value="0.0868055555555556" calcext:value-type="float">
            <text:p>0,0868055555555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6]/[.$H$3]" office:value-type="float" office:value="0.25" calcext:value-type="float">
            <text:p>0,25</text:p>
          </table:table-cell>
          <table:table-cell table:formula="of:=[.$C16]*[.D$12]" office:value-type="float" office:value="0.09375" calcext:value-type="float">
            <text:p>0,09375</text:p>
          </table:table-cell>
          <table:table-cell table:formula="of:=[.$C16]*[.E$12]" office:value-type="float" office:value="0.104166666666667" calcext:value-type="float">
            <text:p>0,104166666666667</text:p>
          </table:table-cell>
          <table:table-cell table:formula="of:=[.$C16]*[.F$12]" office:value-type="float" office:value="0.0520833333333333" calcext:value-type="float">
            <text:p>0,052083333333333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rho_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4]-[.$H$3]*[.D14])^2/([.$H$3]*[.D14])" office:value-type="float" office:value="7.2" calcext:value-type="float">
            <text:p>7,2</text:p>
          </table:table-cell>
          <table:table-cell table:formula="of:=([.C4]-[.$H$3]*[.E14])^2/([.$H$3]*[.E14])" office:value-type="float" office:value="1.28" calcext:value-type="float">
            <text:p>1,28</text:p>
          </table:table-cell>
          <table:table-cell table:formula="of:=([.D4]-[.$H$3]*[.F14])^2/([.$H$3]*[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5]-[.$H$3]*[.D15])^2/([.$H$3]*[.D15])" office:value-type="float" office:value="0.0544444444444444" calcext:value-type="float">
            <text:p>0,0544444444444444</text:p>
          </table:table-cell>
          <table:table-cell table:formula="of:=([.C5]-[.$H$3]*[.E15])^2/([.$H$3]*[.E15])" office:value-type="float" office:value="0.0360000000000003" calcext:value-type="float">
            <text:p>0,0360000000000003</text:p>
          </table:table-cell>
          <table:table-cell table:formula="of:=([.D5]-[.$H$3]*[.F15])^2/([.$H$3]*[.F15])" office:value-type="float" office:value="0.00200000000000006" calcext:value-type="float">
            <text:p>0,00200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6]-[.$H$3]*[.D16])^2/([.$H$3]*[.D16])" office:value-type="float" office:value="11.5574074074074" calcext:value-type="float">
            <text:p>11,5574074074074</text:p>
          </table:table-cell>
          <table:table-cell table:formula="of:=([.C6]-[.$H$3]*[.E16])^2/([.$H$3]*[.E16])" office:value-type="float" office:value="2.40666666666667" calcext:value-type="float">
            <text:p>2,40666666666667</text:p>
          </table:table-cell>
          <table:table-cell table:formula="of:=([.D6]-[.$H$3]*[.F16])^2/([.$H$3]*[.F16])" office:value-type="float" office:value="5.60333333333333" calcext:value-type="float">
            <text:p>5,60333333333333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Rho =</text:p>
          </table:table-cell>
          <table:table-cell table:formula="of:=SUM([.C20:.E22])" office:value-type="float" office:value="32.1398518518518" calcext:value-type="float">
            <text:p>32,1398518518518</text:p>
          </table:table-cell>
          <table:table-cell table:number-columns-repeated="5"/>
        </table:table-row>
      </table:table>
      <table:table table:name="task10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5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float" office:value="18" calcext:value-type="float">
            <text:p>18</text:p>
          </table:table-cell>
          <table:table-cell table:formula="of:=SUM([.C4:.E4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not ok</text:p>
          </table:table-cell>
          <table:table-cell table:style-name="ce7" office:value-type="float" office:value="63" calcext:value-type="float">
            <text:p>63</text:p>
          </table:table-cell>
          <table:table-cell table:style-name="ce9" office:value-type="float" office:value="45" calcext:value-type="float">
            <text:p>45</text:p>
          </table:table-cell>
          <table:table-cell table:style-name="ce12" office:value-type="float" office:value="29" calcext:value-type="float">
            <text:p>29</text:p>
          </table:table-cell>
          <table:table-cell table:formula="of:=SUM([.C5:.E5])"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table:formula="of:=SUM([.C4:.C5])" office:value-type="float" office:value="99" calcext:value-type="float">
            <text:p>99</text:p>
          </table:table-cell>
          <table:table-cell table:formula="of:=SUM([.D4:.D5])" office:value-type="float" office:value="67" calcext:value-type="float">
            <text:p>67</text:p>
          </table:table-cell>
          <table:table-cell table:formula="of:=SUM([.E4:.E5])" office:value-type="float" office:value="47" calcext:value-type="float">
            <text:p>47</text:p>
          </table:table-cell>
          <table:table-cell table:style-name="ce4" table:formula="of:=SUM([.F4:.F5])" office:value-type="float" office:value="213" calcext:value-type="float">
            <text:p>2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_ok</text:p>
          </table:table-cell>
          <table:table-cell office:value-type="string" calcext:value-type="string">
            <text:p>1-p</text:p>
          </table:table-cell>
          <table:table-cell table:formula="of:=[.F4]/[.F6]" office:value-type="float" office:value="0.356807511737089" calcext:value-type="float">
            <text:p>0,356807511737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not ok</text:p>
          </table:table-cell>
          <table:table-cell office:value-type="string" calcext:value-type="string">
            <text:p>p</text:p>
          </table:table-cell>
          <table:table-cell table:formula="of:=[.F5]/[.F6]" office:value-type="float" office:value="0.643192488262911" calcext:value-type="float">
            <text:p>0,6431924882629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ho_i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formula="of:=[.C4]*[.C4]/([.C$6]*[.$F4])" office:value-type="float" office:value="0.172248803827751" calcext:value-type="float">
            <text:p>0,172248803827751</text:p>
          </table:table-cell>
          <table:table-cell table:formula="of:=[.D4]*[.D4]/([.D$6]*[.$F4])" office:value-type="float" office:value="0.0950510604870385" calcext:value-type="float">
            <text:p>0,0950510604870385</text:p>
          </table:table-cell>
          <table:table-cell table:formula="of:=[.E4]*[.E4]/([.E$6]*[.$F4])" office:value-type="float" office:value="0.0907054871220605" calcext:value-type="float">
            <text:p>0,09070548712206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ok</text:p>
          </table:table-cell>
          <table:table-cell table:formula="of:=[.C5]*[.C5]/([.C$6]*[.$F5])" office:value-type="float" office:value="0.292634372926344" calcext:value-type="float">
            <text:p>0,292634372926344</text:p>
          </table:table-cell>
          <table:table-cell table:formula="of:=[.D5]*[.D5]/([.D$6]*[.$F5])" office:value-type="float" office:value="0.220612267131496" calcext:value-type="float">
            <text:p>0,220612267131496</text:p>
          </table:table-cell>
          <table:table-cell table:formula="of:=[.E5]*[.E5]/([.E$6]*[.$F5])" office:value-type="float" office:value="0.130610343220997" calcext:value-type="float">
            <text:p>0,130610343220997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ho =</text:p>
          </table:table-cell>
          <table:table-cell table:formula="of:=[.F6]*(SUM([.C12:.E13])-1)" office:value-type="float" office:value="0.396677294441278" calcext:value-type="float">
            <text:p>0,39667729444127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task8.G8:task8.H3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23:02:28.921000000</meta:creation-date>
    <dc:date>2022-06-20T03:13:20.428000000</dc:date>
    <meta:editing-duration>PT12M2S</meta:editing-duration>
    <meta:editing-cycles>4</meta:editing-cycles>
    <meta:generator>LibreOffice/7.2.7.2$Windows_X86_64 LibreOffice_project/8d71d29d553c0f7dcbfa38fbfda25ee34cce99a2</meta:generator>
    <meta:document-statistic meta:table-count="5" meta:cell-count="37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FD000000F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384cm" svg:height="9cm" xlink:href=".." xlink:type="simple" chart:class="chart:scatter" chart:column-mapping="1 0" chart:style-name="ch1">
        <chart:legend chart:legend-position="end" svg:x="3.121cm" svg:y="4.201cm" style:legend-expansion="high" chart:style-name="ch2"/>
        <chart:plot-area chart:style-name="ch3" table:cell-range-address="task8.H9:task8.I38" svg:x="0.422cm" svg:y="0.179cm" svg:width="4.829cm" svg:height="8.639cm">
          <chart:coordinate-region svg:x="0.964cm" svg:y="0.378cm" svg:width="4.193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sk8.H9:task8.H38" chart:class="chart:scatter">
            <chart:domain table:cell-range-address="task8.I9:task8.I38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sk8.I9:task8.I38</svg:desc>
                </draw:g>
              </table:table-cell>
              <table:table-cell office:value-type="float" office:value="-2.34133333333333">
                <text:p>-2.34133333333333</text:p>
                <draw:g>
                  <svg:desc>task8.H9:task8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2.16133333333333">
                <text:p>-2.161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.93133333333333">
                <text:p>-1.931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.79133333333333">
                <text:p>-1.791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1.72133333333333">
                <text:p>-1.721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.51133333333333">
                <text:p>-1.511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1.38133333333333">
                <text:p>-1.381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.31133333333333">
                <text:p>-1.311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1.31133333333333">
                <text:p>-1.311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1.28133333333333">
                <text:p>-1.281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.03133333333333">
                <text:p>-1.031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.911333333333333">
                <text:p>-0.911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.891333333333333">
                <text:p>-0.891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0.821333333333333">
                <text:p>-0.821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431333333333333">
                <text:p>-0.431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.271333333333333">
                <text:p>-0.271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38666666666667">
                <text:p>0.138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208666666666667">
                <text:p>0.208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548666666666667">
                <text:p>0.548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688666666666667">
                <text:p>0.688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828666666666667">
                <text:p>0.828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01866666666667">
                <text:p>1.018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49866666666667">
                <text:p>1.498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98866666666667">
                <text:p>1.988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98866666666667">
                <text:p>1.988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.11866666666667">
                <text:p>2.118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.18866666666667">
                <text:p>2.188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.53866666666667">
                <text:p>2.538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.60866666666667">
                <text:p>2.608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.73866666666667">
                <text:p>2.738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